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pitch="fixed"/>
    <style:font-face style:name="Trump Mediaeval" svg:font-family="'Trump Mediaeval'" style:font-pitch="variable"/>
    <style:font-face style:name="Adobe Garamond" svg:font-family="'Adobe Garam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dobe Garamond"/>
    </style:style>
    <style:style style:name="P2" style:family="paragraph" style:parent-style-name="Standard" style:list-style-name="L1"/>
    <style:style style:name="P3" style:family="paragraph" style:parent-style-name="Standard" style:list-style-name="L4"/>
    <style:style style:name="P4" style:family="paragraph" style:parent-style-name="Standard">
      <style:text-properties style:font-name="Andale Mono" fo:font-size="10pt" style:font-size-asian="10pt" style:font-size-complex="10pt"/>
    </style:style>
    <style:style style:name="T1" style:family="text">
      <style:text-properties style:font-name="Adobe Garamon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notes on the Dalek and the control software to date:</text:p>
      <text:list xml:id="list1082154312" text:style-name="L1">
        <text:list-item>
          <text:p text:style-name="P2"><text:span text:style-name="T1">Important files are in /home/pi/Desktop/Dalek and /home/pi/sketchbook</text:span></text:p>
        </text:list-item>
        <text:list-item>
          <text:p text:style-name="P2"><text:span text:style-name="T1">It might be easiest to have the line-following and drive motor control completely separate from the sound, lights and head servo. <text:s/>However, there is a USB connection between the Pi and the Dspace board if you wish to use it, and have the whole thing co-ordinated from a master program running on the Pi.</text:span></text:p>
        </text:list-item>
        <text:list-item>
          <text:p text:style-name="P2"><text:span text:style-name="T1">You can use the Pi's audio output as usual (via the Linux ALSA drivers). <text:s/>The Pi has mplayer installed, which is a nice command-line (i.e. scriptable!) media player. <text:s/>However, if you want, I've configured the Pi so it can use my TclJACK library for interacting with the JACK audio system from a Tcl program (see instructions below). <text:s/>There is example code already in the dalek-master-control.tcl program. <text:s/>However, you might prefer to use Python than learn a new language.</text:span></text:p>
        </text:list-item>
        <text:list-item>
          <text:p text:style-name="P2"><text:span text:style-name="T1">There seems to be a problem with the lights interfering with the head servo. <text:s/>It might be possible to fix this by adding some big (electrolytic) capacitors (watch the polarity!) to filter the power supply and/or some diodes to divert the spikes. <text:s/>Adding a separate power supply just for the lights is another possibility. <text:s/>You might need to study the wiring of the shield for the head-control Arduino to figure out how to connect the LEDs (they won't work unless they are correctly polarised).</text:span></text:p>
        </text:list-item>
        <text:list-item>
          <text:p text:style-name="P2"><text:span text:style-name="T1">The main power supply (from 2 parallel banks of 6 series batteries) is now 9 V. <text:s/>The NXT servos, audio amplifier, Dspace board and LEDs should all run happily from this supply (although the LEDs might not light if the batteries are going flat). <text:s/>The Pi has a regulated 5 V supply from a DC-to-DC converter (the black module with red LED).</text:span></text:p>
        </text:list-item>
      </text:list>
      <text:p text:style-name="Standard"><text:span text:style-name="T1"/></text:p>
      <text:p text:style-name="Standard"><text:span text:style-name="T1">When programming the Arduinos from the Pi, make sure you select the right board type:</text:span></text:p>
      <text:list xml:id="list1528393814" text:style-name="L4">
        <text:list-item>
          <text:p text:style-name="P3"><text:span text:style-name="T1">Dspace Robot for the Dspace Robot (duh!)</text:span></text:p>
        </text:list-item>
        <text:list-item>
          <text:p text:style-name="P3"><text:span text:style-name="T1">Arduino Uno for the heat controller</text:span></text:p>
        </text:list-item>
      </text:list>
      <text:p text:style-name="Standard"><text:span text:style-name="T1"/></text:p>
      <text:p text:style-name="Standard"><text:span text:style-name="T1">To have the lights flash in sync with the audio:</text:span></text:p>
      <text:p text:style-name="Standard"><text:span text:style-name="T1"/></text:p>
      <text:p text:style-name="P4"># Tell the Pi to use the built-in audio even if HDMI is connected:</text:p>
      <text:p text:style-name="P4">amixer cset numid=3 1</text:p>
      <text:p text:style-name="P4"/>
      <text:p text:style-name="P4"># Start the JACK audio server:</text:p>
      <text:p text:style-name="P4">jackd -R -d alsa -n 3</text:p>
      <text:p text:style-name="P4"/>
      <text:p text:style-name="P4"># Play a sound file (open a new terminal, because jackd will hog its one):</text:p>
      <text:p text:style-name="P4">mplayer -ao jack:name=mplayer /home/pi/Mirrormusic.mp3</text:p>
      <text:p text:style-name="P4"/>
      <text:p text:style-name="P4"># If you need to change the sound levels, run alsamixer (also in a new terminal)</text:p>
      <text:p text:style-name="P4">alsamixer</text:p>
      <text:p text:style-name="P4"/>
      <text:p text:style-name="P4"># Open yet another terminal, and start the Tcl shell (pronounced “ticklish”!).</text:p>
      <text:p text:style-name="P4"># (“rlwrap” gives the Tcl shell nice line-editing capabilities.)</text:p>
      <text:p text:style-name="P4">rlwrap tclsh</text:p>
      <text:p text:style-name="P4"/>
      <text:p text:style-name="P4"># You should now be at a “%” prompt. <text:s/>Code you enter now is actually Tcl scripting commands, not shell commands.</text:p>
      <text:p text:style-name="P4"/>
      <text:p text:style-name="P4"># Load the TclJACK library:</text:p>
      <text:p text:style-name="P4">load /usr/local/src/TclJACK/libtcljack.so</text:p>
      <text:p text:style-name="P4"/>
      <text:p text:style-name="P4"># Connect to the JACK server:</text:p>
      <text:p text:style-name="P4">jack register</text:p>
      <text:p text:style-name="P4"/>
      <text:p text:style-name="P4"># Connect the audio stream from mplayer to TclJACK's sound meter input:</text:p>
      <text:p text:style-name="P4"># (use “jack ports” to see what ports are available)</text:p>
      <text:p text:style-name="P4">jack connect mplayer:out_0 tcljack:input</text:p>
      <text:p text:style-name="P4"><text:soft-page-break/></text:p>
      <text:p text:style-name="P4"># Get various stats for the audio stream being received:</text:p>
      <text:p text:style-name="P4"># (the second number (RMS level) should correlate to “volume”)</text:p>
      <text:p text:style-name="P4">jack meter</text:p>
      <text:p text:style-name="P4"/>
      <text:p text:style-name="P4"># See the example .tcl scripts for connecting via serial to the Arduino and constructing and streaming command bytes...</text:p>
      <text:p text:style-name="Standard"><text:span text:style-name="T1"/></text:p>
      <text:p text:style-name="Standard"><text:span text:style-name="T1">Having the Pi run the Dalek program automatically might be a bit tricky. <text:s/>You probably want to add a button so you can tell it when to start running. <text:s/>This should be added to the head-control Arduino (since the drive motor board might not be usefully connected to the Pi). <text:s/>Shutting down the Pi gracefully (using the Linux “shutdown” command), either automatically or in response to a button-press, would also be a nice refin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pitch="fixed"/>
    <style:font-face style:name="Trump Mediaeval" svg:font-family="'Trump Mediaeval'" style:font-pitch="variable"/>
    <style:font-face style:name="Adobe Garamond" svg:font-family="'Adobe Garam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24T00:12:14</meta:creation-date>
    <dc:date>2013-08-24T01:03:04</dc:date>
    <meta:editing-duration>PT00H50M51S</meta:editing-duration>
    <meta:editing-cycles>21</meta:editing-cycles>
    <meta:generator>OpenOffice.org/3.2$Unix OpenOffice.org_project/320m12$Build-9483</meta:generator>
    <meta:document-statistic meta:table-count="0" meta:image-count="0" meta:object-count="0" meta:page-count="2" meta:paragraph-count="34" meta:word-count="612" meta:character-count="3519"/>
  </office:meta>
</office:document-meta>
</file>